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certificaciones.minjus.gob.cu/sysmin_jus/es-ES/minjus/tracker/tracker_DynaDoc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5-02-01T11:54:29.592000000</dc:date>
    <meta:editing-duration>PT40S</meta:editing-duration>
    <meta:editing-cycles>3</meta:editing-cycles>
    <meta:document-statistic meta:table-count="0" meta:image-count="0" meta:object-count="0" meta:page-count="1" meta:paragraph-count="1" meta:word-count="1" meta:character-count="86" meta:non-whitespace-character-count="86"/>
  </office:meta>
</office:document-meta>
</file>